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reDefinedVariables" style:family="table">
      <style:table-properties style:width="6.9271in" fo:margin-left="0in" fo:margin-right="-0.0021in" table:align="margins" style:may-break-between-rows="true" table:border-model="collapsing"/>
    </style:style>
    <style:style style:name="PreDefinedVariables.A" style:family="table-column">
      <style:table-column-properties style:column-width="1.5715in" style:rel-column-width="14868*"/>
    </style:style>
    <style:style style:name="PreDefinedVariables.B" style:family="table-column">
      <style:table-column-properties style:column-width="5.3556in" style:rel-column-width="50667*"/>
    </style:style>
    <style:style style:name="PreDefinedVariables.1" style:family="table-row">
      <style:table-row-properties fo:keep-together="auto"/>
    </style:style>
    <style:style style:name="PreDefinedVariabl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reDefinedVariables.B1" style:family="table-cell">
      <style:table-cell-properties fo:background-color="transparent" fo:padding="0.0382in" fo:border="0.5pt solid #000000" style:writing-mode="page">
        <style:background-image/>
      </style:table-cell-properties>
    </style:style>
    <style:style style:name="PreDefinedVariables.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PreDefinedVariables.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reDefinedVariables.A4" style:family="table-cell">
      <style:table-cell-properties style:vertical-align="middle" fo:padding="0.0597in" fo:border-left="0.05pt solid #000000" fo:border-right="none" fo:border-top="none" fo:border-bottom="0.05pt solid #000000"/>
    </style:style>
    <style:style style:name="PreDefinedVariables.B4" style:family="table-cell">
      <style:table-cell-properties style:vertical-align="middle" fo:padding="0.0597in" fo:border-left="0.05pt solid #000000" fo:border-right="0.05pt solid #000000" fo:border-top="none" fo:border-bottom="0.05pt solid #000000"/>
    </style:style>
    <style:style style:name="PreDefinedVariables.A5" style:family="table-cell">
      <style:table-cell-properties style:vertical-align="middle" fo:padding="0.0597in" fo:border-left="0.05pt solid #000000" fo:border-right="none" fo:border-top="none" fo:border-bottom="0.05pt solid #000000"/>
    </style:style>
    <style:style style:name="PreDefinedVariables.B5" style:family="table-cell">
      <style:table-cell-properties style:vertical-align="middle" fo:padding="0.0597in" fo:border-left="0.05pt solid #000000" fo:border-right="0.05pt solid #000000" fo:border-top="none" fo:border-bottom="0.05pt solid #000000"/>
    </style:style>
    <style:style style:name="PreDefinedVariables.A6" style:family="table-cell">
      <style:table-cell-properties style:vertical-align="middle" fo:padding="0.0597in" fo:border-left="0.05pt solid #000000" fo:border-right="none" fo:border-top="none" fo:border-bottom="0.05pt solid #000000"/>
    </style:style>
    <style:style style:name="PreDefinedVariables.B6" style:family="table-cell">
      <style:table-cell-properties style:vertical-align="middle" fo:padding="0.0597in" fo:border-left="0.05pt solid #000000" fo:border-right="0.05pt solid #000000" fo:border-top="none" fo:border-bottom="0.05pt solid #000000"/>
    </style:style>
    <style:style style:name="PreDefinedVariables.A7" style:family="table-cell">
      <style:table-cell-properties style:vertical-align="middle" fo:padding="0.0597in" fo:border-left="0.05pt solid #000000" fo:border-right="none" fo:border-top="none" fo:border-bottom="0.05pt solid #000000"/>
    </style:style>
    <style:style style:name="PreDefinedVariables.B7" style:family="table-cell">
      <style:table-cell-properties style:vertical-align="middle" fo:padding="0.0597in" fo:border-left="0.05pt solid #000000" fo:border-right="0.05pt solid #000000" fo:border-top="none" fo:border-bottom="0.05pt solid #000000"/>
    </style:style>
    <style:style style:name="PreDefinedVariables.A8" style:family="table-cell">
      <style:table-cell-properties style:vertical-align="middle" fo:padding="0.0597in" fo:border-left="0.05pt solid #000000" fo:border-right="none" fo:border-top="none" fo:border-bottom="0.05pt solid #000000"/>
    </style:style>
    <style:style style:name="PreDefinedVariables.B8" style:family="table-cell">
      <style:table-cell-properties style:vertical-align="middle" fo:padding="0.0597in" fo:border-left="0.05pt solid #000000" fo:border-right="0.05pt solid #000000" fo:border-top="none" fo:border-bottom="0.05pt solid #000000"/>
    </style:style>
    <style:style style:name="PreDefinedVariables.A9" style:family="table-cell">
      <style:table-cell-properties style:vertical-align="middle" fo:padding="0.0597in" fo:border-left="0.05pt solid #000000" fo:border-right="none" fo:border-top="none" fo:border-bottom="0.05pt solid #000000"/>
    </style:style>
    <style:style style:name="PreDefinedVariables.B9" style:family="table-cell">
      <style:table-cell-properties style:vertical-align="middle" fo:padding="0.0597in" fo:border-left="0.05pt solid #000000" fo:border-right="0.05pt solid #000000" fo:border-top="none" fo:border-bottom="0.05pt solid #000000"/>
    </style:style>
    <style:style style:name="PreDefinedVariables.A10" style:family="table-cell">
      <style:table-cell-properties style:vertical-align="middle" fo:padding="0.0597in" fo:border-left="0.05pt solid #000000" fo:border-right="none" fo:border-top="none" fo:border-bottom="0.05pt solid #000000"/>
    </style:style>
    <style:style style:name="PreDefinedVariables.B10" style:family="table-cell">
      <style:table-cell-properties style:vertical-align="middle" fo:padding="0.0597in" fo:border-left="0.05pt solid #000000" fo:border-right="0.05pt solid #000000" fo:border-top="none" fo:border-bottom="0.05pt solid #000000"/>
    </style:style>
    <style:style style:name="PreDefinedVariables.A11" style:family="table-cell">
      <style:table-cell-properties style:vertical-align="middle" fo:padding="0.0597in" fo:border-left="0.05pt solid #000000" fo:border-right="none" fo:border-top="none" fo:border-bottom="0.05pt solid #000000"/>
    </style:style>
    <style:style style:name="PreDefinedVariables.B11" style:family="table-cell">
      <style:table-cell-properties style:vertical-align="middle" fo:padding="0.0597in" fo:border-left="0.05pt solid #000000" fo:border-right="0.05pt solid #000000" fo:border-top="none" fo:border-bottom="0.05pt solid #000000"/>
    </style:style>
    <style:style style:name="PreDefinedVariables.A12" style:family="table-cell">
      <style:table-cell-properties style:vertical-align="middle" fo:padding="0.0597in" fo:border-left="0.05pt solid #000000" fo:border-right="none" fo:border-top="none" fo:border-bottom="0.05pt solid #000000"/>
    </style:style>
    <style:style style:name="PreDefinedVariables.B12" style:family="table-cell">
      <style:table-cell-properties style:vertical-align="middle" fo:padding="0.0597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Text_20_body">
      <style:text-properties style:font-name="Arial" fo:font-weight="normal" officeooo:paragraph-rsid="0003e862" fo:background-color="transparent"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style:font-name="Courier New" fo:background-color="#eeeeee"/>
    </style:style>
    <style:style style:name="P7" style:family="paragraph" style:parent-style-name="Text_20_body">
      <loext:graphic-properties draw:fill="solid" draw:fill-color="#eeeeee" draw:opacity="100%"/>
      <style:paragraph-properties fo:background-color="#eeeeee"/>
      <style:text-properties style:font-name="Courier New" fo:font-weight="normal" fo:background-color="transparent" style:font-weight-asian="normal" style:font-weight-complex="normal"/>
    </style:style>
    <style:style style:name="P8" style:family="paragraph" style:parent-style-name="Text_20_body">
      <style:text-properties officeooo:rsid="0000258c" officeooo:paragraph-rsid="0000258c"/>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Text_20_body">
      <style:text-properties officeooo:rsid="00013421" officeooo:paragraph-rsid="00013421"/>
    </style:style>
    <style:style style:name="P13" style:family="paragraph" style:parent-style-name="Text_20_body">
      <style:text-properties officeooo:paragraph-rsid="00013421"/>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3e86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0074f1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074f13" officeooo:paragraph-rsid="00074f1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text-properties style:font-name="Arial" fo:font-size="12pt" officeooo:rsid="0022df44" officeooo:paragraph-rsid="0003e862" style:font-size-asian="12pt" style:font-size-complex="12pt"/>
    </style:style>
    <style:style style:name="P19" style:family="paragraph" style:parent-style-name="Table_20_Contents">
      <style:text-properties style:font-name="Arial" fo:font-size="12pt" officeooo:rsid="00484497" officeooo:paragraph-rsid="0003e862" style:font-size-asian="12pt" style:font-size-complex="12pt"/>
    </style:style>
    <style:style style:name="P20" style:family="paragraph" style:parent-style-name="Table_20_Contents">
      <style:text-properties style:font-name="Arial" fo:font-size="12pt" officeooo:rsid="01029044" officeooo:paragraph-rsid="0003e862" style:font-size-asian="12pt" style:font-size-complex="12pt"/>
    </style:style>
    <style:style style:name="P21" style:family="paragraph" style:parent-style-name="Table_20_Contents">
      <style:text-properties style:font-name="Arial" fo:font-size="12pt" officeooo:rsid="00e0feb7" officeooo:paragraph-rsid="0003e862" style:font-size-asian="12pt" style:font-size-complex="12pt"/>
    </style:style>
    <style:style style:name="P22" style:family="paragraph" style:parent-style-name="Table_20_Contents">
      <style:text-properties style:font-name="Arial" fo:font-size="12pt" officeooo:rsid="012cb1a9" officeooo:paragraph-rsid="0003e862" style:font-size-asian="12pt" style:font-size-complex="12pt"/>
    </style:style>
    <style:style style:name="P23" style:family="paragraph" style:parent-style-name="Table_20_Contents">
      <style:text-properties style:font-name="Arial" fo:font-size="12pt" fo:font-weight="normal" officeooo:rsid="012cb1a9" officeooo:paragraph-rsid="0003e862" style:font-size-asian="12pt" style:font-weight-asian="normal" style:font-size-complex="12pt" style:font-weight-complex="normal"/>
    </style:style>
    <style:style style:name="P24" style:family="paragraph" style:parent-style-name="Heading_20_1">
      <style:paragraph-properties fo:break-before="page"/>
    </style:style>
    <style:style style:name="P25" style:family="paragraph" style:parent-style-name="Heading_20_1">
      <style:text-properties fo:font-weight="bold" fo:background-color="transparent" style:font-weight-asian="bold" style:font-weight-complex="bold"/>
    </style:style>
    <style:style style:name="P26" style:family="paragraph" style:parent-style-name="Heading_20_2">
      <style:text-properties fo:font-weight="normal" style:font-weight-asian="normal" style:font-weight-complex="normal"/>
    </style:style>
    <style:style style:name="P27" style:family="paragraph" style:parent-style-name="Text_20_body">
      <style:text-properties style:font-name="Courier New" officeooo:paragraph-rsid="000b2d34" fo:background-color="#eeeeee"/>
    </style:style>
    <style:style style:name="P28" style:family="paragraph" style:parent-style-name="Text_20_body">
      <style:text-properties officeooo:paragraph-rsid="000b2d34"/>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New" fo:background-color="#eeeeee" loext:char-shading-value="0"/>
    </style:style>
    <style:style style:name="T5" style:family="text">
      <style:text-properties style:font-name="Courier New" fo:font-weight="normal" fo:background-color="#eeeeee" loext:char-shading-value="0" style:font-weight-asian="normal" style:font-weight-complex="normal"/>
    </style:style>
    <style:style style:name="T6" style:family="text">
      <style:text-properties officeooo:rsid="00013421"/>
    </style:style>
    <style:style style:name="T7" style:family="text">
      <style:text-properties officeooo:rsid="000b2d3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rd Maker JavaScript Transl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Introduction<text:tab/>2</text:p>
          <text:p text:style-name="P9">Critical<text:tab/>2</text:p>
          <text:p text:style-name="P9">Reference Files<text:tab/>2</text:p>
          <text:p text:style-name="P10">Column Names<text:tab/>2</text:p>
          <text:p text:style-name="P10">Plain Strings<text:tab/>2</text:p>
          <text:p text:style-name="P10">Functions<text:tab/>2</text:p>
          <text:p text:style-name="P10">Single Quoted Strings<text:tab/>2</text:p>
          <text:p text:style-name="P11">Excel / Calc Note<text:tab/>2</text:p>
          <text:p text:style-name="P10">Tilde Escape Character<text:tab/>3</text:p>
          <text:p text:style-name="P10">Escape Codes<text:tab/>3</text:p>
          <text:p text:style-name="P9">Working with the Element Definition<text:tab/>3</text:p>
          <text:p text:style-name="P10">Column References / Defines<text:tab/>3</text:p>
          <text:p text:style-name="P10">Raw Strings<text:tab/>3</text:p>
          <text:p text:style-name="P10">Mixing Column References / Defines and Raw Strings<text:tab/>3</text:p>
          <text:p text:style-name="P9">Building Variable Names<text:tab/>3</text:p>
          <text:p text:style-name="P9">Pre-Defined Variables<text:tab/>3</text:p>
          <text:p text:style-name="P9">Element Overrides<text:tab/>4</text:p>
          <text:p text:style-name="P9">Measure String<text:tab/>4</text:p>
        </text:index-body>
      </text:table-of-content>
      <text:p text:style-name="P1"/>
      <text:h text:style-name="P24" text:outline-level="1"><text:bookmark-start text:name="__RefHeading___Toc212_2759516959"/>Introduction<text:bookmark-end text:name="__RefHeading___Toc212_2759516959"/></text:h>
      <text:p text:style-name="P1">This document covers the JavaScript translator functionality. This is not the default translator for CardMaker but is available for users needing advanced functionality. There are a number of advantages and unfortunately a few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h text:style-name="Heading_20_1" text:outline-level="1"><text:bookmark-start text:name="__RefHeading___Toc214_2759516959"/>Critical<text:bookmark-end text:name="__RefHeading___Toc214_2759516959"/></text:h>
      <text:p text:style-name="Text_20_body">If you plan to use JavaScript for your translation language it must be applied to all your references in addition to the project file. You cannot mix translator types.</text:p>
      <text:h text:style-name="Heading_20_1" text:outline-level="1"><text:bookmark-start text:name="__RefHeading___Toc216_2759516959"/>Reference Files<text:bookmark-end text:name="__RefHeading___Toc216_2759516959"/></text:h>
      <text:h text:style-name="Heading_20_2" text:outline-level="2"><text:bookmark-start text:name="__RefHeading___Toc218_2759516959"/>Column Names<text:bookmark-end text:name="__RefHeading___Toc218_2759516959"/></text:h>
      <text:p text:style-name="Text_20_body">Column names have slightly more strict rules. The column name should follow the same rules as a valid JavaScript variable name. Any spaces in the name are automatically replaced with underscores.</text:p>
      <text:h text:style-name="Heading_20_2" text:outline-level="2"><text:bookmark-start text:name="__RefHeading___Toc220_2759516959"/>Plain Strings<text:bookmark-end text:name="__RefHeading___Toc220_2759516959"/></text:h>
      <text:p text:style-name="Text_20_body">Plain string values in references work as normal. CardMaker will automatically assume the value in the spreadsheet is a raw string (exceptions are listed below). Plain strings are automatically quoted with single quotes for use by the JavaScript interpreter.</text:p>
      <text:h text:style-name="Heading_20_2" text:outline-level="2"><text:bookmark-start text:name="__RefHeading___Toc222_2759516959"/>Functions<text:bookmark-end text:name="__RefHeading___Toc222_2759516959"/></text:h>
      <text:p text:style-name="Text_20_body">Any Reference string that begins with <text:span text:style-name="T4">function(</text:span> is assumed to be a function and is left as-is.</text:p>
      <text:h text:style-name="Heading_20_2" text:outline-level="2"><text:bookmark-start text:name="__RefHeading___Toc224_2759516959"/>Single Quoted Strings<text:bookmark-end text:name="__RefHeading___Toc224_2759516959"/></text:h>
      <text:p text:style-name="Text_20_body">Any Reference string that begins with a quoted string is left as-is. This allows for the string to contain references and/or function calls.</text:p>
      <text:h text:style-name="Heading_20_3" text:outline-level="3"><text:bookmark-start text:name="__RefHeading___Toc226_2759516959"/>Excel / Calc Note<text:bookmark-end text:name="__RefHeading___Toc226_2759516959"/></text:h>
      <text:p text:style-name="Text_20_body">Single quoted strings may be mutated and/or completely trashed by the editor. To help users avoid this problem they can put a ~ (tilde). Example:</text:p>
      <text:p text:style-name="P27">~'give each player ' + coincount + ' coins</text:p>
      <text:p text:style-name="P28"><text:soft-page-break/><text:span text:style-name="T7">You can also attempt to adjust the AutoCorrect settings for the tool. For example in LibreOffice Calc: </text:span>Tools -&gt; AutoCorrect Options -&gt; Localized Options and <text:span text:style-name="T7">uncheck</text:span> the 'Replace' checkboxes under Single Quotes and Double Quotes. </text:p>
      <text:h text:style-name="Heading_20_2" text:outline-level="2"><text:bookmark-start text:name="__RefHeading___Toc228_2759516959"/>Tilde Escape Character<text:bookmark-end text:name="__RefHeading___Toc228_2759516959"/></text:h>
      <text:p text:style-name="Text_20_body">If the reference value is intended to be a JavaScript variable use the tilde to avoid treating the value as a string. The example below would be translated as though j, k, and l are variables.</text:p>
      <text:p text:style-name="P6">~j + k + l</text:p>
      <text:h text:style-name="Heading_20_2" text:outline-level="2"><text:bookmark-start text:name="__RefHeading___Toc230_2759516959"/>Escape Codes<text:bookmark-end text:name="__RefHeading___Toc230_2759516959"/></text:h>
      <text:p text:style-name="Text_20_body">The same escape codes (like <text:span text:style-name="T3">\n</text:span> for newline) are translated for JavaScript based references with one exception: you <text:span text:style-name="T3">MUST</text:span> use two blackslashes: <text:span text:style-name="T3">\\n</text:span> instead of <text:span text:style-name="T3">\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Heading_20_1" text:outline-level="1"><text:bookmark-start text:name="__RefHeading___Toc232_2759516959"/>Working with the Element <text:span text:style-name="T3">Definition</text:span><text:bookmark-end text:name="__RefHeading___Toc232_2759516959"/></text:h>
      <text:h text:style-name="P26" text:outline-level="2"><text:bookmark-start text:name="__RefHeading___Toc234_2759516959"/>Column References / Defines<text:bookmark-end text:name="__RefHeading___Toc234_2759516959"/></text:h>
      <text:p text:style-name="P4">For column references just enter in the name of the column in <text:span text:style-name="T3">all lower case characters</text:span>. Example: <text:span text:style-name="T4">moneyearned</text:span></text:p>
      <text:p text:style-name="Text_20_body">Remember this is true across all JavaScript when referencing column values!</text:p>
      <text:h text:style-name="P26" text:outline-level="2"><text:bookmark-start text:name="__RefHeading___Toc236_2759516959"/>Raw Strings<text:bookmark-end text:name="__RefHeading___Toc236_2759516959"/></text:h>
      <text:p text:style-name="Text_20_body"><text:span text:style-name="T1">Raw strings must be single quoted to appear. An example: </text:span><text:span text:style-name="T5">'This is a raw string.'</text:span></text:p>
      <text:p text:style-name="P4">The quotes are necessary so JavaScript treats the contents as a string not as variables.</text:p>
      <text:h text:style-name="P26" text:outline-level="2"><text:bookmark-start text:name="__RefHeading___Toc238_2759516959"/>Mixing Column References / Defines and Raw Strings<text:bookmark-end text:name="__RefHeading___Toc238_2759516959"/></text:h>
      <text:p text:style-name="Text_20_body"><text:span text:style-name="T1">The quoted text will be treated as a raw string and any unquoted text will be interpreted as a variable (column reference/define). Example: </text:span><text:span text:style-name="T5">'Earn $' + money</text:span><text:span text:style-name="T2"> where money is a column/define.</text:span></text:p>
      <text:h text:style-name="P25" text:outline-level="1"><text:bookmark-start text:name="__RefHeading___Toc240_2759516959"/>Building Variable Names<text:bookmark-end text:name="__RefHeading___Toc240_2759516959"/></text:h>
      <text:p text:style-name="P5">With JavaScript it is possible to construct a string and then look up the value by the name.</text:p>
      <text:p text:style-name="P7">idx = 5;</text:p>
      <text:p text:style-name="P7">columnName = 'specialcolumn_' + idx;</text:p>
      <text:p text:style-name="P7">finalValue = this[columnName]</text:p>
      <text:h text:style-name="P25" text:outline-level="1"><text:bookmark-start text:name="__RefHeading___Toc242_2759516959"/><text:soft-page-break/>Pre-Defined Variables<text:bookmark-end text:name="__RefHeading___Toc242_2759516959"/></text:h>
      <text:p text:style-name="P5">These values are always defined and usable in JavaScript.</text:p>
      <table:table table:name="PreDefinedVariables" table:style-name="PreDefinedVariables" table:template-name="Default Style">
        <table:table-column table:style-name="PreDefinedVariables.A"/>
        <table:table-column table:style-name="PreDefinedVariables.B"/>
        <table:table-row table:style-name="PreDefinedVariables.1">
          <table:table-cell table:style-name="PreDefinedVariables.A1" office:value-type="string">
            <text:p text:style-name="P17">Variable</text:p>
          </table:table-cell>
          <table:table-cell table:style-name="PreDefinedVariables.B1" office:value-type="string">
            <text:p text:style-name="P17">Value</text:p>
          </table:table-cell>
        </table:table-row>
        <table:table-row table:style-name="PreDefinedVariables.1">
          <table:table-cell table:style-name="PreDefinedVariables.A2" office:value-type="string">
            <text:p text:style-name="P16">deckIndex</text:p>
          </table:table-cell>
          <table:table-cell table:style-name="PreDefinedVariables.B2" office:value-type="string">
            <text:p text:style-name="P15">This is the current card index</text:p>
          </table:table-cell>
        </table:table-row>
        <table:table-row table:style-name="PreDefinedVariables.1">
          <table:table-cell table:style-name="PreDefinedVariables.A2" office:value-type="string">
            <text:p text:style-name="P16">cardIndex</text:p>
          </table:table-cell>
          <table:table-cell table:style-name="PreDefinedVariables.B2" office:value-type="string">
            <text:p text:style-name="P14">This is the current card sub index (see Sub Counter)</text:p>
          </table:table-cell>
        </table:table-row>
        <table:table-row table:style-name="PreDefinedVariables.1">
          <table:table-cell table:style-name="PreDefinedVariables.A4" office:value-type="string">
            <text:p text:style-name="P3">cardCount</text:p>
          </table:table-cell>
          <table:table-cell table:style-name="PreDefinedVariables.B4" office:value-type="string">
            <text:p text:style-name="P18">The number of cards in this deck</text:p>
          </table:table-cell>
        </table:table-row>
        <table:table-row table:style-name="PreDefinedVariables.1">
          <table:table-cell table:style-name="PreDefinedVariables.A5" office:value-type="string">
            <text:p text:style-name="P3">elementName</text:p>
          </table:table-cell>
          <table:table-cell table:style-name="PreDefinedVariables.B5" office:value-type="string">
            <text:p text:style-name="P19">The name of the element</text:p>
          </table:table-cell>
        </table:table-row>
        <table:table-row table:style-name="PreDefinedVariables.1">
          <table:table-cell table:style-name="PreDefinedVariables.A6" office:value-type="string">
            <text:p text:style-name="P3">layoutName</text:p>
          </table:table-cell>
          <table:table-cell table:style-name="PreDefinedVariables.B6" office:value-type="string">
            <text:p text:style-name="P20">The name of the layout</text:p>
          </table:table-cell>
        </table:table-row>
        <table:table-row table:style-name="PreDefinedVariables.1">
          <table:table-cell table:style-name="PreDefinedVariables.A7" office:value-type="string">
            <text:p text:style-name="P3">refName</text:p>
          </table:table-cell>
          <table:table-cell table:style-name="PreDefinedVariables.B7" office:value-type="string">
            <text:p text:style-name="P21">The name of the reference for this this card</text:p>
          </table:table-cell>
        </table:table-row>
        <table:table-row table:style-name="PreDefinedVariables.1">
          <table:table-cell table:style-name="PreDefinedVariables.A8" office:value-type="string">
            <text:p text:style-name="P3">refLine</text:p>
          </table:table-cell>
          <table:table-cell table:style-name="PreDefinedVariables.B8" office:value-type="string">
            <text:p text:style-name="P21">The line number in the reference for this card</text:p>
          </table:table-cell>
        </table:table-row>
        <table:table-row table:style-name="PreDefinedVariables.1">
          <table:table-cell table:style-name="PreDefinedVariables.A8" office:value-type="string">
            <text:p text:style-name="P3">parentLayout</text:p>
          </table:table-cell>
          <table:table-cell table:style-name="PreDefinedVariables.B9" office:value-type="string">
            <text:p text:style-name="P23">Parent layout (if in SubLayout). Empty otherwise.</text:p>
          </table:table-cell>
        </table:table-row>
        <table:table-row table:style-name="PreDefinedVariables.1">
          <table:table-cell table:style-name="PreDefinedVariables.A8" office:value-type="string">
            <text:p text:style-name="P3">rootLayout</text:p>
          </table:table-cell>
          <table:table-cell table:style-name="PreDefinedVariables.B10" office:value-type="string">
            <text:p text:style-name="P22">Parent most layout (if in SubLayout). Empty otherwise.</text:p>
          </table:table-cell>
        </table:table-row>
        <table:table-row table:style-name="PreDefinedVariables.1">
          <table:table-cell table:style-name="PreDefinedVariables.A8" office:value-type="string">
            <text:p text:style-name="P3">exporting</text:p>
          </table:table-cell>
          <table:table-cell table:style-name="PreDefinedVariables.B11" office:value-type="string">
            <text:p text:style-name="P22">Returns 1 if exporting and an empty string otherwise</text:p>
          </table:table-cell>
        </table:table-row>
        <table:table-row table:style-name="PreDefinedVariables.1">
          <table:table-cell table:style-name="PreDefinedVariables.A12" office:value-type="string">
            <text:p text:style-name="P3">exportFormat</text:p>
          </table:table-cell>
          <table:table-cell table:style-name="PreDefinedVariables.B12" office:value-type="string">
            <text:p text:style-name="P22">Returns the export format (or empty otherwise)</text:p>
          </table:table-cell>
        </table:table-row>
      </table:table>
      <text:p text:style-name="P5"/>
      <text:h text:style-name="Heading_20_1" text:outline-level="1"><text:bookmark-start text:name="__RefHeading___Toc244_2759516959"/>Element Overrides<text:bookmark-end text:name="__RefHeading___Toc244_2759516959"/></text:h>
      <text:p text:style-name="P8">The AddOverrideField <text:span text:style-name="T6">function</text:span> is available (with generally the same rules as a reference override).</text:p>
      <text:p text:style-name="P8">Usage: AddOverrideField(fieldName, fieldValue);</text:p>
      <text:h text:style-name="Heading_20_1" text:outline-level="1"><text:bookmark-start text:name="__RefHeading___Toc246_2759516959"/>Measure String<text:bookmark-end text:name="__RefHeading___Toc246_2759516959"/></text:h>
      <text:p text:style-name="P13"><text:span text:style-name="T6">The </text:span>MeasureStringWidth <text:span text:style-name="T6">function is available for measuring a rendered string’s width with the font specified. See the main manual on the font string format. The measurement assumes the text is on one line.</text:span></text:p>
      <text:p text:style-name="P13"/>
      <text:p text:style-name="P12">Usage: MeasureStringWidth(string font, string 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1" meta:image-count="0" meta:object-count="0" meta:page-count="4" meta:paragraph-count="89" meta:word-count="806" meta:character-count="4991" meta:non-whitespace-character-count="4272"/>
  </office:meta>
</office:document-meta>
</file>